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7.31mm"/>
    </style:style>
    <style:style style:name="co34" style:family="table-column">
      <style:table-column-properties fo:break-before="auto" style:column-width="49.79mm"/>
    </style:style>
    <style:style style:name="co35" style:family="table-column">
      <style:table-column-properties fo:break-before="auto" style:column-width="37.96mm"/>
    </style:style>
    <style:style style:name="co36" style:family="table-column">
      <style:table-column-properties fo:break-before="auto" style:column-width="30.13mm"/>
    </style:style>
    <style:style style:name="co37" style:family="table-column">
      <style:table-column-properties fo:break-before="auto" style:column-width="22.75mm"/>
    </style:style>
    <style:style style:name="co38" style:family="table-column">
      <style:table-column-properties fo:break-before="auto" style:column-width="26.21mm"/>
    </style:style>
    <style:style style:name="co39" style:family="table-column">
      <style:table-column-properties fo:break-before="auto" style:column-width="17.29mm"/>
    </style:style>
    <style:style style:name="co40" style:family="table-column">
      <style:table-column-properties fo:break-before="auto" style:column-width="8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4" style:family="table-cell" style:parent-style-name="Default" style:data-style-name="N104">
      <style:text-properties fo:font-weight="normal" style:font-weight-asian="normal" style:font-weight-complex="normal"/>
    </style:style>
    <style:style style:name="ce155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60" style:family="table-cell" style:parent-style-name="Default">
      <style:table-cell-properties fo:border-bottom="none" fo:border-left="0.99pt groove #000000" fo:border-right="none" fo:border-top="none"/>
    </style:style>
    <style:style style:name="ce161" style:family="table-cell" style:parent-style-name="Default">
      <style:table-cell-properties fo:border-bottom="none" fo:background-color="#99ff66" fo:border-left="0.99pt groove #000000" fo:border-right="none" fo:border-top="none"/>
    </style:style>
    <style:style style:name="ce162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3" style:family="table-cell" style:parent-style-name="Default">
      <style:table-cell-properties fo:border-bottom="0.99pt groove #000000" fo:border-left="0.99pt groove #000000" fo:border-right="none" fo:border-top="none"/>
    </style:style>
    <style:style style:name="ce16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8" style:family="table-cell" style:parent-style-name="Default" style:data-style-name="N37">
      <style:table-cell-properties fo:background-color="#99ff66" fo:border="0.99pt groove #000000"/>
    </style:style>
    <style:style style:name="ce169" style:family="table-cell" style:parent-style-name="Default" style:data-style-name="N37">
      <style:table-cell-properties fo:border="0.99pt groove #000000"/>
    </style:style>
    <style:style style:name="ce170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99pt groove #000000"/>
    </style:style>
    <style:style style:name="ce172" style:family="table-cell" style:parent-style-name="Default">
      <style:table-cell-properties fo:border-bottom="none" fo:border-left="none" fo:border-right="none" fo:border-top="0.99pt groove #000000"/>
    </style:style>
    <style:style style:name="ce173" style:family="table-cell" style:parent-style-name="Default" style:data-style-name="N104">
      <style:table-cell-properties fo:background-color="#99ff66" fo:border="0.99pt groove #000000"/>
    </style:style>
    <style:style style:name="ce174" style:family="table-cell" style:parent-style-name="Default" style:data-style-name="N104">
      <style:table-cell-properties fo:border="0.99pt groove #000000"/>
    </style:style>
    <style:style style:name="ce175" style:family="table-cell" style:parent-style-name="Default">
      <style:table-cell-properties fo:background-color="#99ff66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7" style:family="table-cell" style:parent-style-name="Default">
      <style:table-cell-properties fo:border-bottom="none" fo:border-left="none" fo:border-right="0.99pt groove #000000" fo:border-top="0.99pt groove #000000"/>
    </style:style>
    <style:style style:name="ce178" style:family="table-cell" style:parent-style-name="Default">
      <style:table-cell-properties fo:border-bottom="none" fo:border-left="none" fo:border-right="0.99pt groove #000000" fo:border-top="none"/>
    </style:style>
    <style:style style:name="ce179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80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81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104">
      <style:table-cell-properties fo:border-bottom="none" fo:border-left="none" fo:border-right="0.99pt ridge #000000" fo:border-top="none"/>
    </style:style>
    <style:style style:name="ce183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ccffff" style:text-align-source="fix" style:repeat-content="false"/>
      <style:paragraph-properties fo:text-align="center" fo:margin-left="0mm"/>
    </style:style>
    <style:style style:name="ce185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number-columns-repeated="2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office:value-type="string" calcext:value-type="string">
            <text:p>Aportó Charles y Erwin</text:p>
          </table:table-cell>
          <table:table-cell/>
          <table:table-cell table:style-name="ce111" office:value-type="currency" office:currency="ARS" office:value="2000" calcext:value-type="currency">
            <text:p>$2.000,00</text:p>
          </table:table-cell>
          <table:table-cell office:value-type="string" calcext:value-type="string">
            <text:p>cada un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4000" calcext:value-type="currency">
            <text:p>$104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10000" calcext:value-type="currency">
            <text:p>$10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4542 extra</text:p>
          </table:table-cell>
          <table:covered-table-cell table:style-name="ce153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office:value-type="currency" office:currency="ARS" office:value="500" calcext:value-type="currency">
            <text:p>$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2 certif. De firmas $500</text:p>
          </table:table-cell>
          <table:covered-table-cell table:style-name="ce153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7626" calcext:value-type="currency">
            <text:p>$87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table:formula="of:=+4825+299+750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5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6626" calcext:value-type="currency">
            <text:p>$86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5690.6766666667" calcext:value-type="currency">
            <text:p>$85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52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style-name="ce111" table:formula="of:=223.06+342.18+87.09" office:value-type="currency" office:currency="ARS" office:value="652.33" calcext:value-type="currency">
            <text:p>$652,33</text:p>
          </table:table-cell>
          <table:table-cell table:number-columns-repeated="2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52" office:value-type="currency" office:currency="ARS" office:value="283" calcext:value-type="currency">
            <text:p>$283,00</text:p>
          </table:table-cell>
          <table:table-cell table:style-name="ce154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4190.6766666667" calcext:value-type="currency">
            <text:p>$84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83357.9566666667" calcext:value-type="currency">
            <text:p>$83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80777.9566666667" calcext:value-type="currency">
            <text:p>$80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72027.9566666667" calcext:value-type="currency">
            <text:p>$72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/>
          <table:table-cell table:style-name="ce124" office:value-type="string" calcext:value-type="string" table:number-columns-spanned="2" table:number-rows-spanned="1">
            <text:p>Vinoteca Don Ciriaco ( Bebidas )</text:p>
          </table:table-cell>
          <table:covered-table-cell table:style-name="ce134"/>
          <table:table-cell table:style-name="ce136" office:value-type="currency" office:currency="ARS" office:value="1545" calcext:value-type="currency">
            <text:p>$1.545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Ceramicos ( Darsie )</text:p>
          </table:table-cell>
          <table:table-cell/>
          <table:table-cell table:style-name="ce111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6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64]-[.E68]-[.E69]-[.E70]" office:value-type="currency" office:currency="ARS" office:value="68756.9366666667" calcext:value-type="currency">
            <text:p>$68.756,94</text:p>
          </table:table-cell>
          <table:table-cell table:style-name="ce120" office:value-type="string" calcext:value-type="string">
            <text:p>Instalación bacha + calefon</text:p>
          </table:table-cell>
          <table:table-cell table:style-name="ce131"/>
          <table:table-cell table:style-name="ce137" office:value-type="currency" office:currency="ARS" office:value="1400" calcext:value-type="currency">
            <text:p>$1.4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1"/>
          <table:table-cell table:number-columns-repeated="13"/>
        </table:table-row>
        <table:table-row table:style-name="ro1">
          <table:table-cell table:number-columns-repeated="2"/>
          <table:table-cell table:style-name="ce123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70]+[.D74]" office:value-type="currency" office:currency="ARS" office:value="69756.9366666667" calcext:value-type="currency">
            <text:p>$69.756,94</text:p>
          </table:table-cell>
          <table:table-cell office:value-type="string" calcext:value-type="string">
            <text:p>En caja ( Charles )</text:p>
          </table:table-cell>
          <table:table-cell table:style-name="ce111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 table:number-rows-repeated="2">
          <table:table-cell/>
          <table:table-cell table:style-name="ce111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 calcext:value-type="string">
            <text:p>Efetivo</text:p>
          </table:table-cell>
          <table:table-cell table:style-name="ce6" office:value-type="string" calcext:value-type="string">
            <text:p>Bs. de Uso</text:p>
          </table:table-cell>
          <table:table-cell table:style-name="ce6" office:value-type="string" calcext:value-type="string">
            <text:p>Creditos</text:p>
          </table:table-cell>
          <table:table-cell table:style-name="ce6"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Benjis</text:p>
          </table:table-cell>
          <table:table-cell table:style-name="ce111" table:formula="of:=+[.G21]+[.E68]+[.E69]" office:value-type="currency" office:currency="ARS" office:value="11871.02" calcext:value-type="currency">
            <text:p>$11.871,02</text:p>
          </table:table-cell>
          <table:table-cell table:style-name="ce111" table:formula="of:=+[.D27]+[.D28]" office:value-type="currency" office:currency="ARS" office:value="25000" calcext:value-type="currency">
            <text:p>$25.000,00</text:p>
          </table:table-cell>
          <table:table-cell/>
          <table:table-cell table:style-name="ce111" table:formula="of:=SUM([.C80:.E80])" office:value-type="currency" office:currency="ARS" office:value="36871.02" calcext:value-type="currency">
            <text:p>$36.871,02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Charles</text:p>
          </table:table-cell>
          <table:table-cell table:style-name="ce111" table:formula="of:=+[.G22]+[.D29]+[.E46]+[.D53]+[.D59]+[.E70]+[.E35]+[.K16]" office:value-type="currency" office:currency="ARS" office:value="5867.09" calcext:value-type="currency">
            <text:p>$5.867,09</text:p>
          </table:table-cell>
          <table:table-cell table:style-name="ce111" table:formula="of:=+[.D54]" office:value-type="currency" office:currency="ARS" office:value="10000" calcext:value-type="currency">
            <text:p>$10.000,00</text:p>
          </table:table-cell>
          <table:table-cell table:style-name="ce111" table:formula="of:=+[.E33]+[.E34]" office:value-type="currency" office:currency="ARS" office:value="3391.4" calcext:value-type="currency">
            <text:p>$3.391,40</text:p>
          </table:table-cell>
          <table:table-cell table:style-name="ce111" table:formula="of:=SUM([.C81:.E81])" office:value-type="currency" office:currency="ARS" office:value="19258.49" calcext:value-type="currency">
            <text:p>$19.258,49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 calcext:value-type="string">
            <text:p>Erwin</text:p>
          </table:table-cell>
          <table:table-cell table:style-name="ce111" table:formula="of:=+[.G23]+[.E47]+[.D51]+[.D52]+[.D63]+[.D64]+[.E36]+[.K16]" office:value-type="currency" office:currency="ARS" office:value="18439.72" calcext:value-type="currency">
            <text:p>$18.439,72</text:p>
          </table:table-cell>
          <table:table-cell table:style-name="ce111" table:formula="of:=+[.D58]" office:value-type="currency" office:currency="ARS" office:value="2500" calcext:value-type="currency">
            <text:p>$2.500,00</text:p>
          </table:table-cell>
          <table:table-cell/>
          <table:table-cell table:style-name="ce111" table:formula="of:=SUM([.C82:.E82])" office:value-type="currency" office:currency="ARS" office:value="20939.72" calcext:value-type="currency">
            <text:p>$20.939,72</text:p>
          </table:table-cell>
          <table:table-cell table:number-columns-repeated="8"/>
        </table:table-row>
      </table:table>
      <table:table table:name="Presupuesto Bacha" table:style-name="ta1">
        <table:table-column table:style-name="co26" table:default-cell-style-name="Default"/>
        <table:table-column table:style-name="co33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6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7" office:value-type="string" calcext:value-type="string">
            <text:p>Mano de Obra</text:p>
          </table:table-cell>
          <table:table-cell table:style-name="ce136" office:value-type="currency" office:currency="ARS" office:value="2000" calcext:value-type="currency">
            <text:p>$2.000,00</text:p>
          </table:table-cell>
          <table:table-cell table:style-name="ce158" office:value-type="string" calcext:value-type="string">
            <text:p>Materiales</text:p>
          </table:table-cell>
          <table:table-cell table:style-name="ce134"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6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6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6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6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6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6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6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6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6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6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1"/>
          <table:table-cell table:style-name="ce131" office:value-type="string" calcext:value-type="string">
            <text:p>1 tubo fusión macho de 32</text:p>
          </table:table-cell>
          <table:table-cell table:style-name="ce131" table:number-columns-repeated="2"/>
          <table:table-cell table:style-name="ce147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4">
        <office:forms form:automatic-focus="false" form:apply-design-mode="false"/>
        <table:table-column table:style-name="co34" table:default-cell-style-name="ce160"/>
        <table:table-column table:style-name="co35" table:default-cell-style-name="ce169"/>
        <table:table-column table:style-name="co36" table:default-cell-style-name="ce174"/>
        <table:table-column table:style-name="co37" table:default-cell-style-name="ce174"/>
        <table:table-column table:style-name="co38" table:default-cell-style-name="ce174"/>
        <table:table-column table:style-name="co31" table:default-cell-style-name="ce178"/>
        <table:table-column table:style-name="co2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9"/>
          <table:table-cell table:style-name="ce166" office:value-type="string" calcext:value-type="string" table:number-columns-spanned="4" table:number-rows-spanned="1">
            <text:p>Benjis</text:p>
          </table:table-cell>
          <table:covered-table-cell table:number-columns-repeated="3" table:style-name="ce172"/>
          <table:table-cell table:style-name="ce177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 office:value-type="string" calcext:value-type="string">
            <text:p>Créditos</text:p>
          </table:table-cell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table:formula="of:=['Registros Contables'.G21]" office:value-type="currency" office:currency="ARS" office:value="10000" calcext:value-type="currency">
            <text:p>$10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table:style-name="ce161" office:value-type="string" calcext:value-type="string">
            <text:p>Ejecución bacha c ¼</text:p>
          </table:table-cell>
          <table:table-cell table:style-name="ce168" office:value-type="date" office:date-value="2016-12-03" calcext:value-type="date">
            <text:p>03/12/16</text:p>
          </table:table-cell>
          <table:table-cell table:style-name="ce175"/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3]" office:value-type="currency" office:currency="ARS" office:value="11871.02" calcext:value-type="currency">
            <text:p>$11.871,02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151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7"/>
          <table:table-cell table:style-name="ce111" table:formula="of:=[.C26]" office:value-type="currency" office:currency="ARS" office:value="4432.32" calcext:value-type="currency">
            <text:p>$4.4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118" office:value-type="string" calcext:value-type="string">
            <text:p>Ceramicos ( Darsie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326.02" calcext:value-type="currency">
            <text:p>$326,02</text:p>
          </table:table-cell>
          <table:table-cell table:number-columns-repeated="7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10" table:formula="of:=SUM([.K9:.K11])" office:value-type="currency" office:currency="ARS" office:value="35243.06" calcext:value-type="currency">
            <text:p>$35.243,06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currency" office:currency="ARS" office:value="11871.02" calcext:value-type="currency">
            <text:p>$11.871,02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9" table:formula="of:=SUM([.C6:.E10])" office:value-type="currency" office:currency="ARS" office:value="36545" calcext:value-type="currency">
            <text:p>$36.545,00</text:p>
          </table:table-cell>
          <table:table-cell table:number-columns-repeated="4"/>
          <table:table-cell table:style-name="ce111"/>
          <table:table-cell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1"/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5"/>
          <table:table-cell table:style-name="ce111"/>
          <table:table-cell/>
        </table:table-row>
        <table:table-row table:style-name="ro1">
          <table:table-cell table:style-name="ce161" office:value-type="string" calcext:value-type="string">
            <text:p>Alquiler Prop.</text:p>
          </table:table-cell>
          <table:table-cell table:style-name="ce168" office:value-type="date" office:date-value="2016-11-26" calcext:value-type="date">
            <text:p>26/11/16</text:p>
          </table:table-cell>
          <table:table-cell table:style-name="ce173" office:value-type="currency" office:currency="ARS" office:value="500" calcext:value-type="currency">
            <text:p>$500,00</text:p>
          </table:table-cell>
          <table:table-cell table:number-columns-repeated="7"/>
          <table:table-cell table:style-name="ce110" table:formula="of:=+35243.06-[.K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71"/>
          <table:table-cell office:value-type="currency" office:currency="ARS" office:value="1115.28" calcext:value-type="currency">
            <text:p>$1.1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71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ecución bacha C ¾ y 4/4</text:p>
          </table:table-cell>
          <table:table-cell office:value-type="date" office:date-value="2016-12-14" calcext:value-type="date">
            <text:p>14/12/16</text:p>
          </table:table-cell>
          <table:table-cell office:value-type="currency" office:currency="ARS" office:value="1400" calcext:value-type="currency">
            <text:p>$1.400,00</text:p>
          </table:table-cell>
          <table:table-cell table:number-columns-repeated="9"/>
        </table:table-row>
        <table:table-row table:style-name="ro1">
          <table:table-cell/>
          <table:table-cell table:style-name="ce171"/>
          <table:table-cell table:formula="of:=SUM([.C16:.C25])" office:value-type="currency" office:currency="ARS" office:value="4432.32" calcext:value-type="currency">
            <text:p>$4.432,32</text:p>
          </table:table-cell>
          <table:table-cell table:formula="of:=SUM([.D18:.D21])" office:value-type="currency" office:currency="ARS" office:value="2826.16" calcext:value-type="currency">
            <text:p>$2.826,16</text:p>
          </table:table-cell>
          <table:table-cell table:formula="of:=SUM([.E22:.E24])" office:value-type="currency" office:currency="ARS" office:value="10000" calcext:value-type="currency">
            <text:p>$10.000,00</text:p>
          </table:table-cell>
          <table:table-cell table:style-name="ce179" table:formula="of:=SUM([.C26:.E26])" office:value-type="currency" office:currency="ARS" office:value="17258.48" calcext:value-type="currency">
            <text:p>$17.258,48</text:p>
          </table:table-cell>
          <table:table-cell table:number-columns-repeated="6"/>
        </table:table-row>
        <table:table-row table:style-name="ro1">
          <table:table-cell table:style-name="ce162"/>
          <table:table-cell table:style-name="ce170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7" office:value-type="string" calcext:value-type="string">
            <text:p>Fecha</text:p>
          </table:table-cell>
          <table:table-cell table:style-name="ce167" office:value-type="string" calcext:value-type="string">
            <text:p>Efectivo</text:p>
          </table:table-cell>
          <table:table-cell table:style-name="ce167"/>
          <table:table-cell table:style-name="ce167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71"/>
          <table:table-cell/>
          <table:table-cell table:style-name="ce110" table:number-columns-repeated="2"/>
          <table:table-cell/>
          <table:table-cell table:style-name="ce111"/>
          <table:table-cell table:number-columns-repeated="2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71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/>
          <table:table-cell table:style-name="ce111"/>
          <table:table-cell/>
          <table:table-cell table:style-name="ce111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71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71"/>
          <table:table-cell table:number-columns-repeated="7"/>
        </table:table-row>
        <table:table-row table:style-name="ro1">
          <table:table-cell table:style-name="ce163"/>
          <table:table-cell table:style-name="ce171"/>
          <table:table-cell table:formula="of:=SUM([.C29:.C35])" office:value-type="currency" office:currency="ARS" office:value="16439.72" calcext:value-type="currency">
            <text:p>$16.439,72</text:p>
          </table:table-cell>
          <table:table-cell/>
          <table:table-cell table:formula="of:=SUM([.E33:.E35])" office:value-type="currency" office:currency="ARS" office:value="2500" calcext:value-type="currency">
            <text:p>$2.500,00</text:p>
          </table:table-cell>
          <table:table-cell table:style-name="ce180" table:formula="of:=SUM([.C36:.E36])" office:value-type="currency" office:currency="ARS" office:value="18939.72" calcext:value-type="currency">
            <text:p>$18.939,7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11" table:formula="of:=SUM([.C13]+[.C26]+[.C36])" office:value-type="currency" office:currency="ARS" office:value="32743.06" calcext:value-type="currency">
            <text:p>$32.743,06</text:p>
          </table:table-cell>
          <table:table-cell table:style-name="ce111" table:formula="of:=SUM([.D18:.D21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64" office:value-type="string" calcext:value-type="string" table:number-columns-spanned="8" table:number-rows-spanned="1">
            <text:p>Creditos a pagar</text:p>
          </table:table-cell>
          <table:covered-table-cell table:style-name="ce134"/>
          <table:covered-table-cell table:style-name="ce176"/>
          <table:covered-table-cell table:number-columns-repeated="4" table:style-name="ce134"/>
          <table:covered-table-cell table:style-name="ce145"/>
          <table:table-cell table:number-columns-repeated="4"/>
        </table:table-row>
        <table:table-row table:style-name="ro1">
          <table:table-cell table:style-name="ce165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81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82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1" office:value-type="string" calcext:value-type="string">
            <text:p>6 cuotas</text:p>
          </table:table-cell>
          <table:table-cell table:style-name="ce137" office:value-type="currency" office:currency="ARS" office:value="652.32" calcext:value-type="currency">
            <text:p>$652,32</text:p>
          </table:table-cell>
          <table:table-cell table:number-columns-repeated="4" table:style-name="ce137" office:value-type="currency" office:currency="ARS" office:value="565.23" calcext:value-type="currency">
            <text:p>$565,23</text:p>
          </table:table-cell>
          <table:table-cell table:style-name="ce150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total</text:p>
          </table:table-cell>
          <table:table-cell table:style-name="ce135"/>
          <table:table-cell table:style-name="ce144" table:formula="of:=SUM([.C40:.C43])" office:value-type="currency" office:currency="ARS" office:value="8652.32" calcext:value-type="currency">
            <text:p>$8.652,32</text:p>
          </table:table-cell>
          <table:table-cell table:style-name="ce144" table:formula="of:=SUM([.D40:.D43])" office:value-type="currency" office:currency="ARS" office:value="8565.23" calcext:value-type="currency">
            <text:p>$8.565,23</text:p>
          </table:table-cell>
          <table:table-cell table:style-name="ce144" table:formula="of:=SUM([.E40:.E43])" office:value-type="currency" office:currency="ARS" office:value="8565.23" calcext:value-type="currency">
            <text:p>$8.565,23</text:p>
          </table:table-cell>
          <table:table-cell table:style-name="ce144" table:formula="of:=SUM([.F40:.F43])" office:value-type="currency" office:currency="ARS" office:value="8565.23" calcext:value-type="currency">
            <text:p>$8.565,23</text:p>
          </table:table-cell>
          <table:table-cell table:style-name="ce144" table:formula="of:=SUM([.G40:.G43])" office:value-type="currency" office:currency="ARS" office:value="8565.23" calcext:value-type="currency">
            <text:p>$8.565,23</text:p>
          </table:table-cell>
          <table:table-cell table:style-name="ce144" table:formula="of:=SUM([.H40:.H43])" office:value-type="currency" office:currency="ARS" office:value="565.23" calcext:value-type="currency">
            <text:p>$565,23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39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11" table:formula="of:=[.C13]+[.C26]+[.C36]+[.E36]" office:value-type="currency" office:currency="ARS" office:value="35243.06" calcext:value-type="currency">
            <text:p>$35.243,06</text:p>
          </table:table-cell>
          <table:table-cell table:style-name="Default" table:number-columns-repeated="2"/>
          <table:table-cell table:style-name="ce110" table:formula="of:=[.D46]" office:value-type="currency" office:currency="ARS" office:value="35243.06" calcext:value-type="currency">
            <text:p>$35.243,06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5]-[.G46]" office:value-type="currency" office:currency="ARS" office:value="64756.94" calcext:value-type="currency">
            <text:p>$64.756,9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</table:table>
      <table:table table:name="Libro Caja" table:style-name="ta1">
        <office:forms form:automatic-focus="false" form:apply-design-mode="false"/>
        <table:table-column table:style-name="co2" table:default-cell-style-name="ce142"/>
        <table:table-column table:style-name="co40" table:default-cell-style-name="Default"/>
        <table:table-column table:style-name="co2" table:number-columns-repeated="3" table:default-cell-style-name="ce111"/>
        <table:table-row table:style-name="ro1">
          <table:table-cell table:style-name="ce183" office:value-type="string" calcext:value-type="string" table:number-columns-spanned="5" table:number-rows-spanned="1">
            <text:p>Libro Caja</text:p>
          </table:table-cell>
          <table:covered-table-cell table:style-name="ce14"/>
          <table:covered-table-cell table:number-columns-repeated="3" table:style-name="Default"/>
        </table:table-row>
        <table:table-row table:style-name="ro1">
          <table:table-cell table:style-name="ce184" office:value-type="string" calcext:value-type="string">
            <text:p>Fecha</text:p>
          </table:table-cell>
          <table:table-cell table:style-name="ce184" office:value-type="string" calcext:value-type="string">
            <text:p>Concepto</text:p>
          </table:table-cell>
          <table:table-cell table:style-name="ce184" office:value-type="string" calcext:value-type="string">
            <text:p>Ingreso</text:p>
          </table:table-cell>
          <table:table-cell table:style-name="ce184" office:value-type="string" calcext:value-type="string">
            <text:p>Egreso</text:p>
          </table:table-cell>
          <table:table-cell table:style-name="ce184" office:value-type="string" calcext:value-type="string">
            <text:p>Saldo</text:p>
          </table:table-cell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185" office:value-type="currency" office:currency="ARS" office:value="1000" calcext:value-type="currency">
            <text:p>$1.000,00</text:p>
          </table:table-cell>
          <table:table-cell table:style-name="ce154"/>
          <table:table-cell table:formula="of:=+[.E18]+[.C19]-[.D19]" office:value-type="currency" office:currency="ARS" office:value="1000" calcext:value-type="currency">
            <text:p>$1.000,00</text:p>
          </table:table-cell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154"/>
          <table:table-cell table:style-name="ce185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25" office:value-type="string" calcext:value-type="string">
            <text:p>Compra de Materiales en Zarate </text:p>
          </table:table-cell>
          <table:table-cell table:style-name="ce135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table:style-name="ce135"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table:style-name="ce135"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table:style-name="ce135"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table:style-name="ce135"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table:style-name="ce135"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table:style-name="ce122"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table:style-name="ce120"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</table:table-row>
        <table:table-row table:style-name="ro1">
          <table:table-cell table:number-columns-repeated="4"/>
          <table:table-cell table:formula="of:=+[.E40]+[.C41]-[.D41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41]+[.C42]-[.D42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42]+[.C43]-[.D43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43]+[.C44]-[.D44]" office:value-type="currency" office:currency="ARS" office:value="0" calcext:value-type="currency">
            <text:p>$0,00</text:p>
          </table:table-cell>
        </table:table-row>
        <table:table-row table:style-name="ro1">
          <table:table-cell table:style-name="Default"/>
          <table:table-cell table:number-columns-repeated="3"/>
          <table:table-cell table:formula="of:=+[.E44]+[.C45]-[.D45]" office:value-type="currency" office:currency="ARS" office:value="0" calcext:value-type="currency">
            <text:p>$0,00</text:p>
          </table:table-cell>
        </table:table-row>
        <table:table-row table:style-name="ro1" table:number-rows-repeated="4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21:04:14.598854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9T23:56:16.957020044</dc:date>
    <meta:editing-duration>PT14H21M28S</meta:editing-duration>
    <meta:editing-cycles>284</meta:editing-cycles>
    <meta:generator>LibreOffice/5.1.4.2$Linux_X86_64 LibreOffice_project/10m0$Build-2</meta:generator>
    <meta:print-date>2016-12-05T18:39:34.723897548</meta:print-date>
    <meta:document-statistic meta:table-count="11" meta:cell-count="1585" meta:object-count="0"/>
  </office:meta>
</office:document-meta>
</file>